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542in" fo:margin-left="-0.0271in" fo:margin-right="-0.0021in" table:align="margins"/>
    </style:style>
    <style:style style:name="Table6.A" style:family="table-column">
      <style:table-column-properties style:column-width="0.9972in" style:rel-column-width="1436*"/>
    </style:style>
    <style:style style:name="Table6.B" style:family="table-column">
      <style:table-column-properties style:column-width="2.7424in" style:rel-column-width="3949*"/>
    </style:style>
    <style:style style:name="Table6.C" style:family="table-column">
      <style:table-column-properties style:column-width="3.2146in" style:rel-column-width="4629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9785in" style:rel-column-width="9485*"/>
    </style:style>
    <style:style style:name="Table3.B" style:family="table-column">
      <style:table-column-properties style:column-width="1.0521in" style:rel-column-width="10198*"/>
    </style:style>
    <style:style style:name="Table3.C" style:family="table-column">
      <style:table-column-properties style:column-width="0.5625in" style:rel-column-width="5452*"/>
    </style:style>
    <style:style style:name="Table3.D" style:family="table-column">
      <style:table-column-properties style:column-width="1.0944in" style:rel-column-width="10609*"/>
    </style:style>
    <style:style style:name="Table3.E" style:family="table-column">
      <style:table-column-properties style:column-width="0.541in" style:rel-column-width="5244*"/>
    </style:style>
    <style:style style:name="Table3.F" style:family="table-column">
      <style:table-column-properties style:column-width="1.0625in" style:rel-column-width="10299*"/>
    </style:style>
    <style:style style:name="Table3.G" style:family="table-column">
      <style:table-column-properties style:column-width="0.7292in" style:rel-column-width="7068*"/>
    </style:style>
    <style:style style:name="Table3.H" style:family="table-column">
      <style:table-column-properties style:column-width="0.741in" style:rel-column-width="7180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2" style:family="table-row">
      <style:table-row-properties style:min-row-height="0.7889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2396in" style:rel-column-width="41098*"/>
    </style:style>
    <style:style style:name="Table4.B" style:family="table-column">
      <style:table-column-properties style:column-width="1.3014in" style:rel-column-width="12615*"/>
    </style:style>
    <style:style style:name="Table4.C" style:family="table-column">
      <style:table-column-properties style:column-width="1.2194in" style:rel-column-width="11822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B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4896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8"/></text:p>
            <text:p text:style-name="P9"/>
            <text:p text:style-name="P6"><text:span text:style-name="T2"><text:s text:c="8"/></text:span><text:span text:style-name="T2"><text:text-input text:description="">$salesOrder.title</text:text-input></text:span><text:span text:style-name="T2"> </text:span></text:p>
          </table:table-cell>
          <table:table-cell table:style-name="Table6.B1" office:value-type="string">
            <text:p text:style-name="P7"><text:s/>Order No <text:s text:c="19"/><text:text-input text:description="">$salesOrder.number</text:text-input></text:p>
            <text:p text:style-name="P7"><text:s/>Customer Order No <text:s text:c="2"/><text:text-input text:description="">$salesOrder.customerNo</text:text-input></text:p>
            <text:p text:style-name="P7"><text:s/>Currency <text:s text:c="20"/><text:text-input text:description="">$salesOrder.currency</text:text-input></text:p>
            <text:p text:style-name="P7"><text:s/>Order Date <text:s text:c="17"/><text:text-input text:description="">$salesOrder.date</text:text-input></text:p>
            <text:p text:style-name="P7"><text:s/>Due <text:s/>Date <text:s text:c="19"/><text:text-input text:description="">$salesOrder.dueDate</text:text-input></text:p>
            <text:p text:style-name="P7"><text:s/>Payment Terms <text:s text:c="10"/><text:text-input text:description="">$salesOrder.terms</text:text-input></text:p>
            <text:p text:style-name="P7"><text:s/>Shipping Terms <text:s text:c="10"/><text:text-input text:description="">$salesOrder.shipTerms</text:text-input></text:p>
            <text:p text:style-name="P7"><text:s/>Status <text:s text:c="25"/><text:text-input text:description="">$salesOrder.status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Vendor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salesOrder.billTo.address1</text:text-input></text:p>
            <text:p text:style-name="P4"><text:text-input text:description="">$salesOrder.billTo.street</text:text-input></text:p>
            <text:p text:style-name="P4"><text:text-input text:description="">$salesOrder.billTo.city</text:text-input></text:p>
            <text:p text:style-name="P4"><text:text-input text:description="">$salesOrder.billTo.stateOrProvinence</text:text-input></text:p>
            <text:p text:style-name="P4"><text:text-input text:description="">$salesOrder.billTo.zipOrPostalCode</text:text-input></text:p>
            <text:p text:style-name="P4"><text:text-input text:description="">$salesOrder.billTo.countryOrRegion</text:text-input></text:p>
            <text:p text:style-name="P4"/>
            <text:p text:style-name="P4"><text:text-input text:description="">$salesOrder.contactName</text:text-input></text:p>
            <text:p text:style-name="P4"><text:text-input text:description="">$salesOrder.contactNumber</text:text-input></text:p>
            <text:p text:style-name="P4"><text:text-input text:description="">$salesOrder.contactEmail</text:text-input></text:p>
          </table:table-cell>
          <table:table-cell table:style-name="Table9.B2" office:value-type="string">
            <text:p text:style-name="P4"><text:text-input text:description="">$salesOrder.shipTo.address1</text:text-input></text:p>
            <text:p text:style-name="P4"><text:text-input text:description="">$salesOrder.shipTo.street</text:text-input></text:p>
            <text:p text:style-name="P4"><text:text-input text:description="">$salesOrder.shipTo.city</text:text-input></text:p>
            <text:p text:style-name="P4"><text:text-input text:description="">$salesOrder.shipTo.stateOrProvinence</text:text-input></text:p>
            <text:p text:style-name="P4"><text:text-input text:description="">$salesOrder.shipTo.zipOrPostalCode</text:text-input></text:p>
            <text:p text:style-name="P4"><text:text-input text:description="">$salesOrder.shipTo.countryOrRegion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Customer Name</text:p>
          </table:table-cell>
          <table:table-cell table:style-name="Table1.B1" office:value-type="string">
            <text:p text:style-name="P8"><text:text-input text:description="">$salesOrder.customerName</text:text-input> </text:p>
          </table:table-cell>
          <table:table-cell table:style-name="Table1.A1" office:value-type="string">
            <text:p text:style-name="P2">Shiping Method</text:p>
          </table:table-cell>
          <table:table-cell table:style-name="Table1.D1" office:value-type="string">
            <text:p text:style-name="Table_20_Contents"><text:text-input text:description="">$salesOrder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</text:p>
            <text:p text:style-name="P2">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 table:style-name="Table3.2"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3" office:value-type="string">
            <text:p text:style-name="P1"><text:text-input text:description="">$salesOrder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5"><text:text-input text:description="">$salesOrder.netAmount</text:text-input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Table_20_Contents">Total Tax</text:p>
          </table:table-cell>
          <table:table-cell table:style-name="Table4.C2" office:value-type="string">
            <text:p text:style-name="P5"><text:text-input text:description="">$salesOrder.taxTotal</text:text-input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5"><text:text-input text:description="">$salesOrder.total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salesOrder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salesOrder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salesOrder.regAddress.address1</text:text-input></text:p>
            <text:p text:style-name="Table_20_Contents"><text:text-input text:description="">$salesOrder.regAddress.street</text:text-input></text:p>
            <text:p text:style-name="Table_20_Contents"><text:text-input text:description="">$salesOrder.regAddress.city</text:text-input></text:p>
            <text:p text:style-name="Table_20_Contents"><text:text-input text:description="">$salesOrder.regAddress.stateOrProvinence</text:text-input></text:p>
            <text:p text:style-name="Table_20_Contents"><text:text-input text:description="">$salesOrder.regAddress.zipOrPostalCode</text:text-input></text:p>
            <text:p text:style-name="Table_20_Contents"><text:soft-page-break/><text:text-input text:description="">$salesOrder.regAddress.countryOrRegion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5-04T10:32:14.54</dc:date>
    <meta:editing-duration>PT03H29M01S</meta:editing-duration>
    <meta:editing-cycles>89</meta:editing-cycles>
    <dc:creator>Nagaraju Palla</dc:creator>
    <meta:document-statistic meta:table-count="7" meta:image-count="2" meta:object-count="0" meta:page-count="2" meta:paragraph-count="63" meta:word-count="86" meta:character-count="1445"/>
  </office:meta>
</office:document-meta>
</file>